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1" style:list-style-name="List_20_1"/>
    <style:style style:name="P3" style:family="paragraph" style:parent-style-name="Numbering_20_1" style:list-style-name="Number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  <dc:date>2018-03-08T00:56:42.493000000</dc:date>
    <dc:creator>José de Mattos Neto</dc:creator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1"/>
    <meta:generator>LibreOffice/6.0.1.1$Windows_X86_64 LibreOffice_project/60bfb1526849283ce2491346ed2aa51c465abfe6</meta:generator>
  </office:meta>
</office:document-meta>
</file>